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 fo:background-color="#ffffff">
        <style:background-image/>
      </style:paragraph-properties>
    </style:style>
    <style:style style:name="P4" style:family="paragraph" style:parent-style-name="Preformatted_20_Text">
      <style:paragraph-properties fo:background-color="#ffffff">
        <style:background-image/>
      </style:paragraph-properties>
    </style:style>
    <style:style style:name="P5" style:family="paragraph" style:parent-style-name="Preformatted_20_Text">
      <style:paragraph-properties fo:background-color="#ffffff">
        <style:background-image/>
      </style:paragraph-properties>
      <style:text-properties fo:color="#6a737d"/>
    </style:style>
    <style:style style:name="P6" style:family="paragraph" style:parent-style-name="Preformatted_20_Text">
      <style:paragraph-properties fo:background-color="#ffffff">
        <style:background-image/>
      </style:paragraph-properties>
      <style:text-properties fo:color="#24292e"/>
    </style:style>
    <style:style style:name="T1" style:family="text">
      <style:text-properties fo:color="#24292e"/>
    </style:style>
    <style:style style:name="T2" style:family="text">
      <style:text-properties fo:color="#22863a"/>
    </style:style>
    <style:style style:name="T3" style:family="text">
      <style:text-properties fo:color="#6f42c1"/>
    </style:style>
    <style:style style:name="T4" style:family="text">
      <style:text-properties fo:color="#032f62"/>
    </style:style>
    <style:style style:name="T5" style:family="text">
      <style:text-properties fo:color="#005cc5"/>
    </style:style>
    <style:style style:name="T6" style:family="text">
      <style:text-properties fo:color="#d73a49"/>
    </style:style>
    <style:style style:name="T7" style:family="text">
      <style:text-properties fo:color="#e36209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1ère étape : le code HTML</text:h>
      <text:p text:style-name="Text_20_body">Pour commencer, créons le code <text:a xlink:type="simple" xlink:href="https://believemy.com/course/formation-html" office:target-frame-name="_blank" xlink:show="new" text:style-name="Internet_20_link" text:visited-style-name="Visited_20_Internet_20_Link">HTML</text:a> qui nous permettra de mettre en place  notre barre de navigation.</text:p>
      <text:p text:style-name="Text_20_body">HTML</text:p>
      <text:p text:style-name="P4"><text:span text:style-name="Source_20_Text"><text:span text:style-name="T1">&lt;</text:span></text:span><text:span text:style-name="Source_20_Text"><text:span text:style-name="T2">nav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1">&gt;Home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1">&gt;About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1">&gt;Testimonials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1">&gt;Blog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1">&gt;Contact&lt;/</text:span></text:span><text:span text:style-name="Source_20_Text"><text:span text:style-name="T2">a</text:span></text:span><text:span text:style-name="Source_20_Text"><text:span text:style-name="T1">&gt;</text:span></text:span></text:p>
      <text:p text:style-name="P3"><text:span text:style-name="Source_20_Text"><text:span text:style-name="T1">&lt;/</text:span></text:span><text:span text:style-name="Source_20_Text"><text:span text:style-name="T2">nav</text:span></text:span><text:span text:style-name="Source_20_Text"><text:span text:style-name="T1">&gt;</text:span></text:span></text:p>
      <text:p text:style-name="Text_20_body">Rien de bien difficile à comprendre ici. Nous avons une balise regroupant plusieurs liens. Ajoutons leur une classe <text:span text:style-name="Source_20_Text">.nav-item</text:span> pour que nos différents liens soient plus stylisés. Nous créerons ensuite une classe avec ce même nom afin de mettre quelques <text:span text:style-name="Strong_20_Emphasis">propriétés</text:span>.</text:p>
      <text:p text:style-name="Text_20_body">HTML</text:p>
      <text:p text:style-name="P4"><text:span text:style-name="Source_20_Text"><text:span text:style-name="T1">&lt;</text:span></text:span><text:span text:style-name="Source_20_Text"><text:span text:style-name="T2">nav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 is-active"</text:span></text:span><text:span text:style-name="Source_20_Text"><text:span text:style-name="T1">&gt;Home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About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Testimonials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Blog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Contact&lt;/</text:span></text:span><text:span text:style-name="Source_20_Text"><text:span text:style-name="T2">a</text:span></text:span><text:span text:style-name="Source_20_Text"><text:span text:style-name="T1">&gt;</text:span></text:span></text:p>
      <text:p text:style-name="P3"><text:span text:style-name="Source_20_Text"><text:span text:style-name="T1">&lt;/</text:span></text:span><text:span text:style-name="Source_20_Text"><text:span text:style-name="T2">nav</text:span></text:span><text:span text:style-name="Source_20_Text"><text:span text:style-name="T1">&gt;</text:span></text:span></text:p>
      <text:p text:style-name="Text_20_body">Notez que nous avons également ajouté une classe <text:span text:style-name="Source_20_Text">.is-active</text:span> afin que la page en cours soit affichée de manière différente. Il s'agit d'un repère visuel qui est très intéressant.</text:p>
      <text:p text:style-name="Text_20_body"> </text:p>
      <text:h text:style-name="Heading_20_2" text:outline-level="2">2ème étape : le code CSS</text:h>
      <text:p text:style-name="Text_20_body">Pour notre style, nous partons sur un code très simple. Suivez donc les commentaires pour vous repérer sur ce que nous faisons.</text:p>
      <text:p text:style-name="Text_20_body">css</text:p>
      <text:p text:style-name="P5"><text:span text:style-name="Source_20_Text">/* On fait en sorte que chaque élément contienne sa marge interne avec box-sizing et on retire les traits qui sont par défaut sur les liens */</text:span></text:p>
      <text:p text:style-name="P4"><text:span text:style-name="Source_20_Text"><text:span text:style-name="T2">*</text:span></text:span><text:span text:style-name="Source_20_Text"><text:span text:style-name="T1"> {</text:span></text:span></text:p>
      <text:p text:style-name="P4"><text:span text:style-name="Source_20_Text"><text:span text:style-name="T5"><text:s text:c="2"/>box-sizing</text:span></text:span><text:span text:style-name="Source_20_Text"><text:span text:style-name="T1">: </text:span></text:span><text:span text:style-name="Source_20_Text"><text:span text:style-name="T5">border-box</text:span></text:span><text:span text:style-name="Source_20_Text"><text:span text:style-name="T1">;</text:span></text:span></text:p>
      <text:p text:style-name="P4"><text:span text:style-name="Source_20_Text"><text:span text:style-name="T5"><text:s text:c="2"/>text-decoration</text:span></text:span><text:span text:style-name="Source_20_Text"><text:span text:style-name="T1">: </text:span></text:span><text:span text:style-name="Source_20_Text"><text:span text:style-name="T5">none</text:span></text:span><text:span text:style-name="Source_20_Text"><text:span text:style-name="T1">;</text:span></text:span></text:p>
      <text:p text:style-name="P6"><text:span text:style-name="Source_20_Text">}</text:span></text:p>
      <text:p text:style-name="P4"/>
      <text:p text:style-name="P5"><text:span text:style-name="Source_20_Text">/* On modernise notre balise de navigation avec une petite ombre. On mets tous les éléments du menu les uns bien à côté des autres avec flexbox (display: flex) */</text:span></text:p>
      <text:p text:style-name="P4"><text:span text:style-name="Source_20_Text"><text:span text:style-name="T2">nav</text:span></text:span><text:span text:style-name="Source_20_Text"><text:span text:style-name="T1"> {</text:span></text:span></text:p>
      <text:p text:style-name="P4"><text:span text:style-name="Source_20_Text"><text:span text:style-name="T5"><text:s text:c="2"/>background-color</text:span></text:span><text:span text:style-name="Source_20_Text"><text:span text:style-name="T1">: </text:span></text:span><text:span text:style-name="Source_20_Text"><text:span text:style-name="T5">#fff</text:span></text:span><text:span text:style-name="Source_20_Text"><text:span text:style-name="T1">;</text:span></text:span></text:p>
      <text:p text:style-name="P4"><text:span text:style-name="Source_20_Text"><text:span text:style-name="T5"><text:s text:c="2"/>padding</text:span></text:span><text:span text:style-name="Source_20_Text"><text:span text:style-name="T1">: </text:span></text:span><text:span text:style-name="Source_20_Text"><text:span text:style-name="T5">0 20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border-radius</text:span></text:span><text:span text:style-name="Source_20_Text"><text:span text:style-name="T1">: </text:span></text:span><text:span text:style-name="Source_20_Text"><text:span text:style-name="T5">40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box-shadow</text:span></text:span><text:span text:style-name="Source_20_Text"><text:span text:style-name="T1">: </text:span></text:span><text:span text:style-name="Source_20_Text"><text:span text:style-name="T5">0 10</text:span></text:span><text:span text:style-name="Source_20_Text"><text:span text:style-name="T6">px</text:span></text:span><text:span text:style-name="Source_20_Text"><text:span text:style-name="T5"> 40</text:span></text:span><text:span text:style-name="Source_20_Text"><text:span text:style-name="T6">px</text:span></text:span><text:span text:style-name="Source_20_Text"><text:span text:style-name="T5"> rgba</text:span></text:span><text:span text:style-name="Source_20_Text"><text:span text:style-name="T1">(</text:span></text:span><text:span text:style-name="Source_20_Text"><text:span text:style-name="T5">159</text:span></text:span><text:span text:style-name="Source_20_Text"><text:span text:style-name="T1">, </text:span></text:span><text:span text:style-name="Source_20_Text"><text:span text:style-name="T5">162</text:span></text:span><text:span text:style-name="Source_20_Text"><text:span text:style-name="T1">, </text:span></text:span><text:span text:style-name="Source_20_Text"><text:span text:style-name="T5">177</text:span></text:span><text:span text:style-name="Source_20_Text"><text:span text:style-name="T1">, </text:span></text:span><text:span text:style-name="Source_20_Text"><text:span text:style-name="T5">.8</text:span></text:span><text:span text:style-name="Source_20_Text"><text:span text:style-name="T1">);</text:span></text:span></text:p>
      <text:p text:style-name="P4"><text:span text:style-name="Source_20_Text"><text:span text:style-name="T5"><text:s text:c="2"/>display</text:span></text:span><text:span text:style-name="Source_20_Text"><text:span text:style-name="T1">: </text:span></text:span><text:span text:style-name="Source_20_Text"><text:span text:style-name="T5">flex</text:span></text:span><text:span text:style-name="Source_20_Text"><text:span text:style-name="T1">;</text:span></text:span></text:p>
      <text:p text:style-name="P4"><text:span text:style-name="Source_20_Text"><text:span text:style-name="T5"><text:s text:c="2"/>overflow</text:span></text:span><text:span text:style-name="Source_20_Text"><text:span text:style-name="T1">: </text:span></text:span><text:span text:style-name="Source_20_Text"><text:span text:style-name="T5">hidden</text:span></text:span><text:span text:style-name="Source_20_Text"><text:span text:style-name="T1">;</text:span></text:span></text:p>
      <text:p text:style-name="P4"><text:span text:style-name="Source_20_Text"><text:span text:style-name="T5"><text:s text:c="2"/>overflow-x</text:span></text:span><text:span text:style-name="Source_20_Text"><text:span text:style-name="T1">: </text:span></text:span><text:span text:style-name="Source_20_Text"><text:span text:style-name="T5">auto</text:span></text:span><text:span text:style-name="Source_20_Text"><text:span text:style-name="T1">;</text:span></text:span></text:p>
      <text:p text:style-name="P4"><text:span text:style-name="Source_20_Text"><text:span text:style-name="T5"><text:s text:c="2"/>position</text:span></text:span><text:span text:style-name="Source_20_Text"><text:span text:style-name="T1">: </text:span></text:span><text:span text:style-name="Source_20_Text"><text:span text:style-name="T5">relative</text:span></text:span><text:span text:style-name="Source_20_Text"><text:span text:style-name="T1">;</text:span></text:span></text:p>
      <text:p text:style-name="P6"><text:span text:style-name="Source_20_Text">}</text:span></text:p>
      <text:p text:style-name="P4"><text:soft-page-break/></text:p>
      <text:p text:style-name="P5"><text:span text:style-name="Source_20_Text">/* On stylise chaque élément */</text:span></text:p>
      <text:p text:style-name="P4"><text:span text:style-name="Source_20_Text"><text:span text:style-name="T3">.nav-item</text:span></text:span><text:span text:style-name="Source_20_Text"><text:span text:style-name="T1"> {</text:span></text:span></text:p>
      <text:p text:style-name="P4"><text:span text:style-name="Source_20_Text"><text:span text:style-name="T5"><text:s text:c="2"/>color</text:span></text:span><text:span text:style-name="Source_20_Text"><text:span text:style-name="T1">: </text:span></text:span><text:span text:style-name="Source_20_Text"><text:span text:style-name="T5">#83818c</text:span></text:span><text:span text:style-name="Source_20_Text"><text:span text:style-name="T1">;</text:span></text:span></text:p>
      <text:p text:style-name="P4"><text:span text:style-name="Source_20_Text"><text:span text:style-name="T5"><text:s text:c="2"/>font-family</text:span></text:span><text:span text:style-name="Source_20_Text"><text:span text:style-name="T1">: </text:span></text:span><text:span text:style-name="Source_20_Text"><text:span text:style-name="T5">arial</text:span></text:span><text:span text:style-name="Source_20_Text"><text:span text:style-name="T1">, </text:span></text:span><text:span text:style-name="Source_20_Text"><text:span text:style-name="T5">sans-serif</text:span></text:span><text:span text:style-name="Source_20_Text"><text:span text:style-name="T1">;</text:span></text:span></text:p>
      <text:p text:style-name="P4"><text:span text:style-name="Source_20_Text"><text:span text:style-name="T5"><text:s text:c="2"/>padding</text:span></text:span><text:span text:style-name="Source_20_Text"><text:span text:style-name="T1">: </text:span></text:span><text:span text:style-name="Source_20_Text"><text:span text:style-name="T5">20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margin</text:span></text:span><text:span text:style-name="Source_20_Text"><text:span text:style-name="T1">: </text:span></text:span><text:span text:style-name="Source_20_Text"><text:span text:style-name="T5">0 6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position</text:span></text:span><text:span text:style-name="Source_20_Text"><text:span text:style-name="T1">: </text:span></text:span><text:span text:style-name="Source_20_Text"><text:span text:style-name="T5">relative</text:span></text:span><text:span text:style-name="Source_20_Text"><text:span text:style-name="T1">;</text:span></text:span></text:p>
      <text:p text:style-name="P6"><text:span text:style-name="Source_20_Text">}</text:span></text:p>
      <text:p text:style-name="P4"/>
      <text:p text:style-name="P5"><text:span text:style-name="Source_20_Text">/* Ici on met juste un petit élément avant chaque élément pour le rendre plus beau visuellement */</text:span></text:p>
      <text:p text:style-name="P4"><text:span text:style-name="Source_20_Text"><text:span text:style-name="T3">.nav-item:before</text:span></text:span><text:span text:style-name="Source_20_Text"><text:span text:style-name="T1"> {</text:span></text:span></text:p>
      <text:p text:style-name="P4"><text:span text:style-name="Source_20_Text"><text:span text:style-name="T5"><text:s text:c="2"/>content</text:span></text:span><text:span text:style-name="Source_20_Text"><text:span text:style-name="T1">: </text:span></text:span><text:span text:style-name="Source_20_Text"><text:span text:style-name="T4">""</text:span></text:span><text:span text:style-name="Source_20_Text"><text:span text:style-name="T1">;</text:span></text:span></text:p>
      <text:p text:style-name="P4"><text:span text:style-name="Source_20_Text"><text:span text:style-name="T5"><text:s text:c="2"/>position</text:span></text:span><text:span text:style-name="Source_20_Text"><text:span text:style-name="T1">: </text:span></text:span><text:span text:style-name="Source_20_Text"><text:span text:style-name="T5">absolute</text:span></text:span><text:span text:style-name="Source_20_Text"><text:span text:style-name="T1">;</text:span></text:span></text:p>
      <text:p text:style-name="P4"><text:span text:style-name="Source_20_Text"><text:span text:style-name="T5"><text:s text:c="2"/>bottom</text:span></text:span><text:span text:style-name="Source_20_Text"><text:span text:style-name="T1">: </text:span></text:span><text:span text:style-name="Source_20_Text"><text:span text:style-name="T5">-6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background-color</text:span></text:span><text:span text:style-name="Source_20_Text"><text:span text:style-name="T1">: </text:span></text:span><text:span text:style-name="Source_20_Text"><text:span text:style-name="T5">#dfe2ea</text:span></text:span><text:span text:style-name="Source_20_Text"><text:span text:style-name="T1">;</text:span></text:span></text:p>
      <text:p text:style-name="P4"><text:span text:style-name="Source_20_Text"><text:span text:style-name="T5"><text:s text:c="2"/>height</text:span></text:span><text:span text:style-name="Source_20_Text"><text:span text:style-name="T1">: </text:span></text:span><text:span text:style-name="Source_20_Text"><text:span text:style-name="T5">5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width</text:span></text:span><text:span text:style-name="Source_20_Text"><text:span text:style-name="T1">: </text:span></text:span><text:span text:style-name="Source_20_Text"><text:span text:style-name="T5">100</text:span></text:span><text:span text:style-name="Source_20_Text"><text:span text:style-name="T6">%</text:span></text:span><text:span text:style-name="Source_20_Text"><text:span text:style-name="T1">;</text:span></text:span></text:p>
      <text:p text:style-name="P4"><text:span text:style-name="Source_20_Text"><text:span text:style-name="T5"><text:s text:c="2"/>border-radius</text:span></text:span><text:span text:style-name="Source_20_Text"><text:span text:style-name="T1">: </text:span></text:span><text:span text:style-name="Source_20_Text"><text:span text:style-name="T5">8</text:span></text:span><text:span text:style-name="Source_20_Text"><text:span text:style-name="T6">px</text:span></text:span><text:span text:style-name="Source_20_Text"><text:span text:style-name="T5"> 8</text:span></text:span><text:span text:style-name="Source_20_Text"><text:span text:style-name="T6">px</text:span></text:span><text:span text:style-name="Source_20_Text"><text:span text:style-name="T5"> 0 0</text:span></text:span><text:span text:style-name="Source_20_Text"><text:span text:style-name="T1">;</text:span></text:span></text:p>
      <text:p text:style-name="P4"><text:span text:style-name="Source_20_Text"><text:span text:style-name="T5"><text:s text:c="2"/>left</text:span></text:span><text:span text:style-name="Source_20_Text"><text:span text:style-name="T1">: </text:span></text:span><text:span text:style-name="Source_20_Text"><text:span text:style-name="T5">0</text:span></text:span><text:span text:style-name="Source_20_Text"><text:span text:style-name="T1">;</text:span></text:span></text:p>
      <text:p text:style-name="P4"><text:span text:style-name="Source_20_Text"><text:span text:style-name="T5"><text:s text:c="2"/>transition</text:span></text:span><text:span text:style-name="Source_20_Text"><text:span text:style-name="T1">: </text:span></text:span><text:span text:style-name="Source_20_Text"><text:span text:style-name="T5">.3</text:span></text:span><text:span text:style-name="Source_20_Text"><text:span text:style-name="T6">s</text:span></text:span><text:span text:style-name="Source_20_Text"><text:span text:style-name="T1">;</text:span></text:span></text:p>
      <text:p text:style-name="P6"><text:span text:style-name="Source_20_Text">}</text:span></text:p>
      <text:p text:style-name="P4"/>
      <text:p text:style-name="P5"><text:span text:style-name="Source_20_Text">/* Avec les dernières nouveautés de CSS, on peut changer les propriétés des éléments selon des conditions avec not */</text:span></text:p>
      <text:p text:style-name="P4"><text:span text:style-name="Source_20_Text"><text:span text:style-name="T3">.nav-item:not</text:span></text:span><text:span text:style-name="Source_20_Text"><text:span text:style-name="T1">(</text:span></text:span><text:span text:style-name="Source_20_Text"><text:span text:style-name="T3">.is-active</text:span></text:span><text:span text:style-name="Source_20_Text"><text:span text:style-name="T1">)</text:span></text:span><text:span text:style-name="Source_20_Text"><text:span text:style-name="T3">:hover:before</text:span></text:span><text:span text:style-name="Source_20_Text"><text:span text:style-name="T1"> {</text:span></text:span></text:p>
      <text:p text:style-name="P4"><text:span text:style-name="Source_20_Text"><text:span text:style-name="T5"><text:s text:c="2"/>bottom</text:span></text:span><text:span text:style-name="Source_20_Text"><text:span text:style-name="T1">: </text:span></text:span><text:span text:style-name="Source_20_Text"><text:span text:style-name="T5">0</text:span></text:span><text:span text:style-name="Source_20_Text"><text:span text:style-name="T1">;</text:span></text:span></text:p>
      <text:p text:style-name="P6"><text:span text:style-name="Source_20_Text">}</text:span></text:p>
      <text:p text:style-name="P4"><text:span text:style-name="Source_20_Text"><text:span text:style-name="T3">.nav-item:not</text:span></text:span><text:span text:style-name="Source_20_Text"><text:span text:style-name="T1">(</text:span></text:span><text:span text:style-name="Source_20_Text"><text:span text:style-name="T3">.is-active</text:span></text:span><text:span text:style-name="Source_20_Text"><text:span text:style-name="T1">)</text:span></text:span><text:span text:style-name="Source_20_Text"><text:span text:style-name="T3">:hover</text:span></text:span><text:span text:style-name="Source_20_Text"><text:span text:style-name="T1"> {</text:span></text:span></text:p>
      <text:p text:style-name="P4"><text:span text:style-name="Source_20_Text"><text:span text:style-name="T5"><text:s text:c="2"/>color</text:span></text:span><text:span text:style-name="Source_20_Text"><text:span text:style-name="T1">: </text:span></text:span><text:span text:style-name="Source_20_Text"><text:span text:style-name="T5">#333</text:span></text:span><text:span text:style-name="Source_20_Text"><text:span text:style-name="T1">;</text:span></text:span></text:p>
      <text:p text:style-name="P6"><text:span text:style-name="Source_20_Text">}</text:span></text:p>
      <text:p text:style-name="P4"/>
      <text:p text:style-name="P5"><text:span text:style-name="Source_20_Text">/* Stylisons notre indicateur */</text:span></text:p>
      <text:p text:style-name="P4"><text:span text:style-name="Source_20_Text"><text:span text:style-name="T3">.nav-indicator</text:span></text:span><text:span text:style-name="Source_20_Text"><text:span text:style-name="T1"> {</text:span></text:span></text:p>
      <text:p text:style-name="P4"><text:span text:style-name="Source_20_Text"><text:span text:style-name="T5"><text:s text:c="2"/>position</text:span></text:span><text:span text:style-name="Source_20_Text"><text:span text:style-name="T1">: </text:span></text:span><text:span text:style-name="Source_20_Text"><text:span text:style-name="T5">absolute</text:span></text:span><text:span text:style-name="Source_20_Text"><text:span text:style-name="T1">;</text:span></text:span></text:p>
      <text:p text:style-name="P4"><text:span text:style-name="Source_20_Text"><text:span text:style-name="T5"><text:s text:c="2"/>left</text:span></text:span><text:span text:style-name="Source_20_Text"><text:span text:style-name="T1">: </text:span></text:span><text:span text:style-name="Source_20_Text"><text:span text:style-name="T5">0</text:span></text:span><text:span text:style-name="Source_20_Text"><text:span text:style-name="T1">;</text:span></text:span></text:p>
      <text:p text:style-name="P4"><text:span text:style-name="Source_20_Text"><text:span text:style-name="T5"><text:s text:c="2"/>bottom</text:span></text:span><text:span text:style-name="Source_20_Text"><text:span text:style-name="T1">: </text:span></text:span><text:span text:style-name="Source_20_Text"><text:span text:style-name="T5">0</text:span></text:span><text:span text:style-name="Source_20_Text"><text:span text:style-name="T1">;</text:span></text:span></text:p>
      <text:p text:style-name="P4"><text:span text:style-name="Source_20_Text"><text:span text:style-name="T5"><text:s text:c="2"/>height</text:span></text:span><text:span text:style-name="Source_20_Text"><text:span text:style-name="T1">: </text:span></text:span><text:span text:style-name="Source_20_Text"><text:span text:style-name="T5">5</text:span></text:span><text:span text:style-name="Source_20_Text"><text:span text:style-name="T6">px</text:span></text:span><text:span text:style-name="Source_20_Text"><text:span text:style-name="T1">;</text:span></text:span></text:p>
      <text:p text:style-name="P4"><text:span text:style-name="Source_20_Text"><text:span text:style-name="T5"><text:s text:c="2"/>transition</text:span></text:span><text:span text:style-name="Source_20_Text"><text:span text:style-name="T1">: </text:span></text:span><text:span text:style-name="Source_20_Text"><text:span text:style-name="T5">.4</text:span></text:span><text:span text:style-name="Source_20_Text"><text:span text:style-name="T6">s</text:span></text:span><text:span text:style-name="Source_20_Text"><text:span text:style-name="T1">;</text:span></text:span></text:p>
      <text:p text:style-name="P4"><text:span text:style-name="Source_20_Text"><text:span text:style-name="T5"><text:s text:c="2"/>border-radius</text:span></text:span><text:span text:style-name="Source_20_Text"><text:span text:style-name="T1">: </text:span></text:span><text:span text:style-name="Source_20_Text"><text:span text:style-name="T5">8</text:span></text:span><text:span text:style-name="Source_20_Text"><text:span text:style-name="T6">px</text:span></text:span><text:span text:style-name="Source_20_Text"><text:span text:style-name="T5"> 8</text:span></text:span><text:span text:style-name="Source_20_Text"><text:span text:style-name="T6">px</text:span></text:span><text:span text:style-name="Source_20_Text"><text:span text:style-name="T5"> 0 0</text:span></text:span><text:span text:style-name="Source_20_Text"><text:span text:style-name="T1">;</text:span></text:span></text:p>
      <text:p text:style-name="P3"><text:span text:style-name="Source_20_Text"><text:span text:style-name="T1">}</text:span></text:span></text:p>
      <text:p text:style-name="Text_20_body"> </text:p>
      <text:h text:style-name="Heading_20_2" text:outline-level="2">3ème étape : Finaliser la partie HTML</text:h>
      <text:p text:style-name="Text_20_body">Avoir un menu : c'est bon ! Mais essayons maintenant de le moderniser grâce à un indicateur qui fait un mouvement selon la page que nous consultons.</text:p>
      <text:p text:style-name="Text_20_body">Pour réaliser ceci, commençons par ajouter un élément HTML grâce à la balise afin de mettre à l'intérieur de notre barre de navigation un élément qui bougera selon notre page actuelle.</text:p>
      <text:p text:style-name="Text_20_body">HTML</text:p>
      <text:p text:style-name="P4"><text:span text:style-name="Source_20_Text"><text:span text:style-name="T1">&lt;</text:span></text:span><text:span text:style-name="Source_20_Text"><text:span text:style-name="T2">nav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 is-active"</text:span></text:span><text:span text:style-name="Source_20_Text"><text:span text:style-name="T1">&gt;Home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About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Testimonials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Blog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1">&gt;Contact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span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ndicator"</text:span></text:span><text:span text:style-name="Source_20_Text"><text:span text:style-name="T1">&gt;&lt;/</text:span></text:span><text:span text:style-name="Source_20_Text"><text:span text:style-name="T2">span</text:span></text:span><text:span text:style-name="Source_20_Text"><text:span text:style-name="T1">&gt;</text:span></text:span></text:p>
      <text:p text:style-name="P3"><text:span text:style-name="Source_20_Text"><text:span text:style-name="T1">&lt;/</text:span></text:span><text:span text:style-name="Source_20_Text"><text:span text:style-name="T2">nav</text:span></text:span><text:span text:style-name="Source_20_Text"><text:span text:style-name="T1">&gt;</text:span></text:span></text:p>
      <text:p text:style-name="Text_20_body"><text:soft-page-break/>Nous avons pratiquement fini notre HTML ! Terminons en ajoutant des données récupérables par notre code <text:a xlink:type="simple" xlink:href="https://believemy.com/course/dynamisez-vos-sites-internet-avec-javascript" office:target-frame-name="_blank" xlink:show="new" text:style-name="Internet_20_link" text:visited-style-name="Visited_20_Internet_20_Link">JavaScript</text:a> : il suffit pour cela d'utiliser des attributs <text:span text:style-name="Source_20_Text">data</text:span> en précisant le nom que nous voulons :</text:p>
      <text:p text:style-name="Text_20_body">HTML</text:p>
      <text:p text:style-name="P4"><text:span text:style-name="Source_20_Text"><text:span text:style-name="T1">&lt;</text:span></text:span><text:span text:style-name="Source_20_Text"><text:span text:style-name="T2">nav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 is-active"</text:span></text:span><text:span text:style-name="Source_20_Text"><text:span text:style-name="T3"> data-active-color</text:span></text:span><text:span text:style-name="Source_20_Text"><text:span text:style-name="T1">=</text:span></text:span><text:span text:style-name="Source_20_Text"><text:span text:style-name="T4">"orange"</text:span></text:span><text:span text:style-name="Source_20_Text"><text:span text:style-name="T3"> data-target</text:span></text:span><text:span text:style-name="Source_20_Text"><text:span text:style-name="T1">=</text:span></text:span><text:span text:style-name="Source_20_Text"><text:span text:style-name="T4">"Home"</text:span></text:span><text:span text:style-name="Source_20_Text"><text:span text:style-name="T1">&gt;Home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3"> data-active-color</text:span></text:span><text:span text:style-name="Source_20_Text"><text:span text:style-name="T1">=</text:span></text:span><text:span text:style-name="Source_20_Text"><text:span text:style-name="T4">"green"</text:span></text:span><text:span text:style-name="Source_20_Text"><text:span text:style-name="T3"> data-target</text:span></text:span><text:span text:style-name="Source_20_Text"><text:span text:style-name="T1">=</text:span></text:span><text:span text:style-name="Source_20_Text"><text:span text:style-name="T4">"About"</text:span></text:span><text:span text:style-name="Source_20_Text"><text:span text:style-name="T1">&gt;About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3"> data-active-color</text:span></text:span><text:span text:style-name="Source_20_Text"><text:span text:style-name="T1">=</text:span></text:span><text:span text:style-name="Source_20_Text"><text:span text:style-name="T4">"blue"</text:span></text:span><text:span text:style-name="Source_20_Text"><text:span text:style-name="T3"> data-target</text:span></text:span><text:span text:style-name="Source_20_Text"><text:span text:style-name="T1">=</text:span></text:span><text:span text:style-name="Source_20_Text"><text:span text:style-name="T4">"Testimonials"</text:span></text:span><text:span text:style-name="Source_20_Text"><text:span text:style-name="T1">&gt;Testimonials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3"> data-active-color</text:span></text:span><text:span text:style-name="Source_20_Text"><text:span text:style-name="T1">=</text:span></text:span><text:span text:style-name="Source_20_Text"><text:span text:style-name="T4">"red"</text:span></text:span><text:span text:style-name="Source_20_Text"><text:span text:style-name="T3"> data-target</text:span></text:span><text:span text:style-name="Source_20_Text"><text:span text:style-name="T1">=</text:span></text:span><text:span text:style-name="Source_20_Text"><text:span text:style-name="T4">"Blog"</text:span></text:span><text:span text:style-name="Source_20_Text"><text:span text:style-name="T1">&gt;Blog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a</text:span></text:span><text:span text:style-name="Source_20_Text"><text:span text:style-name="T3"> href</text:span></text:span><text:span text:style-name="Source_20_Text"><text:span text:style-name="T1">=</text:span></text:span><text:span text:style-name="Source_20_Text"><text:span text:style-name="T4">"#"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tem"</text:span></text:span><text:span text:style-name="Source_20_Text"><text:span text:style-name="T3"> data-active-color</text:span></text:span><text:span text:style-name="Source_20_Text"><text:span text:style-name="T1">=</text:span></text:span><text:span text:style-name="Source_20_Text"><text:span text:style-name="T4">"rebeccapurple"</text:span></text:span><text:span text:style-name="Source_20_Text"><text:span text:style-name="T3"> data-target</text:span></text:span><text:span text:style-name="Source_20_Text"><text:span text:style-name="T1">=</text:span></text:span><text:span text:style-name="Source_20_Text"><text:span text:style-name="T4">"Contact"</text:span></text:span><text:span text:style-name="Source_20_Text"><text:span text:style-name="T1">&gt;Contact&lt;/</text:span></text:span><text:span text:style-name="Source_20_Text"><text:span text:style-name="T2">a</text:span></text:span><text:span text:style-name="Source_20_Text"><text:span text:style-name="T1">&gt;</text:span></text:span></text:p>
      <text:p text:style-name="P4"><text:span text:style-name="Source_20_Text"><text:span text:style-name="T1"><text:s text:c="2"/>&lt;</text:span></text:span><text:span text:style-name="Source_20_Text"><text:span text:style-name="T2">span</text:span></text:span><text:span text:style-name="Source_20_Text"><text:span text:style-name="T3"> class</text:span></text:span><text:span text:style-name="Source_20_Text"><text:span text:style-name="T1">=</text:span></text:span><text:span text:style-name="Source_20_Text"><text:span text:style-name="T4">"nav-indicator"</text:span></text:span><text:span text:style-name="Source_20_Text"><text:span text:style-name="T1">&gt;&lt;/</text:span></text:span><text:span text:style-name="Source_20_Text"><text:span text:style-name="T2">span</text:span></text:span><text:span text:style-name="Source_20_Text"><text:span text:style-name="T1">&gt;</text:span></text:span></text:p>
      <text:p text:style-name="P3"><text:span text:style-name="Source_20_Text"><text:span text:style-name="T1">&lt;/</text:span></text:span><text:span text:style-name="Source_20_Text"><text:span text:style-name="T2">nav</text:span></text:span><text:span text:style-name="Source_20_Text"><text:span text:style-name="T1">&gt;</text:span></text:span></text:p>
      <text:p text:style-name="Text_20_body">Notre code est terminé ! On passe maintenant au JavaScript.</text:p>
      <text:p text:style-name="Text_20_body"> </text:p>
      <text:h text:style-name="Heading_20_2" text:outline-level="2">4ème étape : le code JavaScript</text:h>
      <text:p text:style-name="Text_20_body">Pour commencer, il est très <text:span text:style-name="Strong_20_Emphasis">important</text:span> de sélectionner notre <text:span text:style-name="Strong_20_Emphasis">indicateur</text:span> et <text:span text:style-name="Strong_20_Emphasis">chacun de nos éléments </text:span>:</text:p>
      <text:p text:style-name="Text_20_body">javascript</text:p>
      <text:p text:style-name="P4"><text:span text:style-name="Source_20_Text"><text:span text:style-name="T6">const</text:span></text:span><text:span text:style-name="Source_20_Text"><text:span text:style-name="T5"> indicator</text:span></text:span><text:span text:style-name="Source_20_Text"><text:span text:style-name="T6"> =</text:span></text:span><text:span text:style-name="Source_20_Text"><text:span text:style-name="T1"> document.</text:span></text:span><text:span text:style-name="Source_20_Text"><text:span text:style-name="T3">querySelector</text:span></text:span><text:span text:style-name="Source_20_Text"><text:span text:style-name="T1">(</text:span></text:span><text:span text:style-name="Source_20_Text"><text:span text:style-name="T4">'.nav-indicator'</text:span></text:span><text:span text:style-name="Source_20_Text"><text:span text:style-name="T1">);</text:span></text:span></text:p>
      <text:p text:style-name="P3"><text:span text:style-name="Source_20_Text"><text:span text:style-name="T6">const</text:span></text:span><text:span text:style-name="Source_20_Text"><text:span text:style-name="T5"> items</text:span></text:span><text:span text:style-name="Source_20_Text"><text:span text:style-name="T6"> =</text:span></text:span><text:span text:style-name="Source_20_Text"><text:span text:style-name="T1"> document.</text:span></text:span><text:span text:style-name="Source_20_Text"><text:span text:style-name="T3">querySelectorAll</text:span></text:span><text:span text:style-name="Source_20_Text"><text:span text:style-name="T1">(</text:span></text:span><text:span text:style-name="Source_20_Text"><text:span text:style-name="T4">'.nav-item'</text:span></text:span><text:span text:style-name="Source_20_Text"><text:span text:style-name="T1">);</text:span></text:span></text:p>
      <text:p text:style-name="Text_20_body">Une fois que nos éléments ont été récupérés, nous allons essayer de détecter les événéments. Ce qui nous intéresse surtout est l'événement <text:span text:style-name="Strong_20_Emphasis">clic</text:span> (<text:span text:style-name="Strong_20_Emphasis">click</text:span> - en anglais).</text:p>
      <text:p text:style-name="Quotations">La propriété JavaScript <text:span text:style-name="Source_20_Text">querySelectorAll</text:span> retourne un <text:span text:style-name="Strong_20_Emphasis">tableau</text:span> qui contient pour <text:span text:style-name="Strong_20_Emphasis">chaque</text:span> élément un de nos <text:span text:style-name="Emphasis">items</text:span>.</text:p>
      <text:p text:style-name="Text_20_body">Il ne reste donc qu'à ce que nous utilisions une boucle <text:span text:style-name="Source_20_Text">forEach</text:span> afin d'attacher l'événement au clic grâce à <text:span text:style-name="Source_20_Text">addEventListener</text:span> en disant que nous souhaitons appeler la fonction <text:span text:style-name="Source_20_Text">handleIndicator</text:span>.</text:p>
      <text:p text:style-name="Text_20_body">Cette nouvelle fonction <text:span text:style-name="Source_20_Text">handleIndicator</text:span> nous permettra de détecter le lien qui a été cliqué pour bouger l'indicateur (<text:span text:style-name="Emphasis">indicator</text:span>).</text:p>
      <text:p text:style-name="Text_20_body">javascript</text:p>
      <text:p text:style-name="P4"><text:span text:style-name="Source_20_Text"><text:span text:style-name="T6">const</text:span></text:span><text:span text:style-name="Source_20_Text"><text:span text:style-name="T5"> indicator</text:span></text:span><text:span text:style-name="Source_20_Text"><text:span text:style-name="T6"> =</text:span></text:span><text:span text:style-name="Source_20_Text"><text:span text:style-name="T1"> document.</text:span></text:span><text:span text:style-name="Source_20_Text"><text:span text:style-name="T3">querySelector</text:span></text:span><text:span text:style-name="Source_20_Text"><text:span text:style-name="T1">(</text:span></text:span><text:span text:style-name="Source_20_Text"><text:span text:style-name="T4">'.nav-indicator'</text:span></text:span><text:span text:style-name="Source_20_Text"><text:span text:style-name="T1">);</text:span></text:span></text:p>
      <text:p text:style-name="P4"><text:span text:style-name="Source_20_Text"><text:span text:style-name="T6">const</text:span></text:span><text:span text:style-name="Source_20_Text"><text:span text:style-name="T5"> items</text:span></text:span><text:span text:style-name="Source_20_Text"><text:span text:style-name="T6"> =</text:span></text:span><text:span text:style-name="Source_20_Text"><text:span text:style-name="T1"> document.</text:span></text:span><text:span text:style-name="Source_20_Text"><text:span text:style-name="T3">querySelectorAll</text:span></text:span><text:span text:style-name="Source_20_Text"><text:span text:style-name="T1">(</text:span></text:span><text:span text:style-name="Source_20_Text"><text:span text:style-name="T4">'.nav-item'</text:span></text:span><text:span text:style-name="Source_20_Text"><text:span text:style-name="T1">);</text:span></text:span></text:p>
      <text:p text:style-name="P4"/>
      <text:p text:style-name="P4"><text:span text:style-name="Source_20_Text"><text:span text:style-name="T6">function</text:span></text:span><text:span text:style-name="Source_20_Text"><text:span text:style-name="T3"> handleIndicator</text:span></text:span><text:span text:style-name="Source_20_Text"><text:span text:style-name="T1">(</text:span></text:span><text:span text:style-name="Source_20_Text"><text:span text:style-name="T7">el</text:span></text:span><text:span text:style-name="Source_20_Text"><text:span text:style-name="T1">) {</text:span></text:span></text:p>
      <text:p text:style-name="P6"><text:span text:style-name="Source_20_Text"><text:s text:c="2"/></text:span></text:p>
      <text:p text:style-name="P6"><text:span text:style-name="Source_20_Text">}</text:span></text:p>
      <text:p text:style-name="P4"/>
      <text:p text:style-name="P4"><text:span text:style-name="Source_20_Text"><text:span text:style-name="T1">items.</text:span></text:span><text:span text:style-name="Source_20_Text"><text:span text:style-name="T3">forEach</text:span></text:span><text:span text:style-name="Source_20_Text"><text:span text:style-name="T1">((</text:span></text:span><text:span text:style-name="Source_20_Text"><text:span text:style-name="T7">item</text:span></text:span><text:span text:style-name="Source_20_Text"><text:span text:style-name="T1">, </text:span></text:span><text:span text:style-name="Source_20_Text"><text:span text:style-name="T7">index</text:span></text:span><text:span text:style-name="Source_20_Text"><text:span text:style-name="T1">) </text:span></text:span><text:span text:style-name="Source_20_Text"><text:span text:style-name="T6">=&gt;</text:span></text:span><text:span text:style-name="Source_20_Text"><text:span text:style-name="T1"> {</text:span></text:span></text:p>
      <text:p text:style-name="P4"><text:span text:style-name="Source_20_Text"><text:span text:style-name="T1"><text:s text:c="2"/>item.</text:span></text:span><text:span text:style-name="Source_20_Text"><text:span text:style-name="T3">addEventListener</text:span></text:span><text:span text:style-name="Source_20_Text"><text:span text:style-name="T1">(</text:span></text:span><text:span text:style-name="Source_20_Text"><text:span text:style-name="T4">'click'</text:span></text:span><text:span text:style-name="Source_20_Text"><text:span text:style-name="T1">, </text:span></text:span><text:span text:style-name="Source_20_Text"><text:span text:style-name="T7">e</text:span></text:span><text:span text:style-name="Source_20_Text"><text:span text:style-name="T6"> =&gt;</text:span></text:span><text:span text:style-name="Source_20_Text"><text:span text:style-name="T1"> {</text:span></text:span></text:p>
      <text:p text:style-name="P4"><text:span text:style-name="Source_20_Text"><text:span text:style-name="T3"><text:s text:c="4"/>handleIndicator</text:span></text:span><text:span text:style-name="Source_20_Text"><text:span text:style-name="T1">(e.target)</text:span></text:span></text:p>
      <text:p text:style-name="P6"><text:span text:style-name="Source_20_Text"><text:s text:c="2"/>});</text:span></text:p>
      <text:p text:style-name="P4"><text:span text:style-name="Source_20_Text"><text:span text:style-name="T1"><text:s text:c="2"/>item.classList.</text:span></text:span><text:span text:style-name="Source_20_Text"><text:span text:style-name="T3">contains</text:span></text:span><text:span text:style-name="Source_20_Text"><text:span text:style-name="T1">(</text:span></text:span><text:span text:style-name="Source_20_Text"><text:span text:style-name="T4">'is-active'</text:span></text:span><text:span text:style-name="Source_20_Text"><text:span text:style-name="T1">) </text:span></text:span><text:span text:style-name="Source_20_Text"><text:span text:style-name="T6">&amp;&amp;</text:span></text:span><text:span text:style-name="Source_20_Text"><text:span text:style-name="T3"> handleIndicator</text:span></text:span><text:span text:style-name="Source_20_Text"><text:span text:style-name="T1">(item);</text:span></text:span></text:p>
      <text:p text:style-name="P3"><text:span text:style-name="Source_20_Text"><text:span text:style-name="T1">});</text:span></text:span></text:p>
      <text:p text:style-name="Text_20_body"><text:soft-page-break/>Il ne nous reste plus qu'une seule chose à faire : créer la fonction <text:span text:style-name="Source_20_Text">handleIndicator</text:span>.</text:p>
      <text:p text:style-name="Text_20_body">javascript</text:p>
      <text:p text:style-name="P4"><text:span text:style-name="Source_20_Text"><text:span text:style-name="T6">const</text:span></text:span><text:span text:style-name="Source_20_Text"><text:span text:style-name="T5"> indicator</text:span></text:span><text:span text:style-name="Source_20_Text"><text:span text:style-name="T6"> =</text:span></text:span><text:span text:style-name="Source_20_Text"><text:span text:style-name="T1"> document.</text:span></text:span><text:span text:style-name="Source_20_Text"><text:span text:style-name="T3">querySelector</text:span></text:span><text:span text:style-name="Source_20_Text"><text:span text:style-name="T1">(</text:span></text:span><text:span text:style-name="Source_20_Text"><text:span text:style-name="T4">'.nav-indicator'</text:span></text:span><text:span text:style-name="Source_20_Text"><text:span text:style-name="T1">);</text:span></text:span></text:p>
      <text:p text:style-name="P4"><text:span text:style-name="Source_20_Text"><text:span text:style-name="T6">const</text:span></text:span><text:span text:style-name="Source_20_Text"><text:span text:style-name="T5"> items</text:span></text:span><text:span text:style-name="Source_20_Text"><text:span text:style-name="T6"> =</text:span></text:span><text:span text:style-name="Source_20_Text"><text:span text:style-name="T1"> document.</text:span></text:span><text:span text:style-name="Source_20_Text"><text:span text:style-name="T3">querySelectorAll</text:span></text:span><text:span text:style-name="Source_20_Text"><text:span text:style-name="T1">(</text:span></text:span><text:span text:style-name="Source_20_Text"><text:span text:style-name="T4">'.nav-item'</text:span></text:span><text:span text:style-name="Source_20_Text"><text:span text:style-name="T1">);</text:span></text:span></text:p>
      <text:p text:style-name="P4"/>
      <text:p text:style-name="P4"><text:span text:style-name="Source_20_Text"><text:span text:style-name="T6">function</text:span></text:span><text:span text:style-name="Source_20_Text"><text:span text:style-name="T3"> handleIndicator</text:span></text:span><text:span text:style-name="Source_20_Text"><text:span text:style-name="T1">(</text:span></text:span><text:span text:style-name="Source_20_Text"><text:span text:style-name="T7">el</text:span></text:span><text:span text:style-name="Source_20_Text"><text:span text:style-name="T1">) {</text:span></text:span></text:p>
      <text:p text:style-name="P5"><text:span text:style-name="Source_20_Text"><text:s text:c="2"/>// Boucler sur items -&gt; retirer la classe "is-active"</text:span></text:p>
      <text:p text:style-name="P4"><text:span text:style-name="Source_20_Text"><text:span text:style-name="T1"><text:s text:c="2"/>items.</text:span></text:span><text:span text:style-name="Source_20_Text"><text:span text:style-name="T3">forEach</text:span></text:span><text:span text:style-name="Source_20_Text"><text:span text:style-name="T1">(</text:span></text:span><text:span text:style-name="Source_20_Text"><text:span text:style-name="T7">item</text:span></text:span><text:span text:style-name="Source_20_Text"><text:span text:style-name="T6"> =&gt;</text:span></text:span><text:span text:style-name="Source_20_Text"><text:span text:style-name="T1"> {</text:span></text:span></text:p>
      <text:p text:style-name="P4"><text:span text:style-name="Source_20_Text"><text:span text:style-name="T1"><text:s text:c="4"/>item.classList.</text:span></text:span><text:span text:style-name="Source_20_Text"><text:span text:style-name="T3">remove</text:span></text:span><text:span text:style-name="Source_20_Text"><text:span text:style-name="T1">(</text:span></text:span><text:span text:style-name="Source_20_Text"><text:span text:style-name="T4">'is-active'</text:span></text:span><text:span text:style-name="Source_20_Text"><text:span text:style-name="T1">);</text:span></text:span></text:p>
      <text:p text:style-name="P4"><text:span text:style-name="Source_20_Text"><text:span text:style-name="T1"><text:s text:c="4"/>item.</text:span></text:span><text:span text:style-name="Source_20_Text"><text:span text:style-name="T3">removeAttribute</text:span></text:span><text:span text:style-name="Source_20_Text"><text:span text:style-name="T1">(</text:span></text:span><text:span text:style-name="Source_20_Text"><text:span text:style-name="T4">'style'</text:span></text:span><text:span text:style-name="Source_20_Text"><text:span text:style-name="T1">);</text:span></text:span></text:p>
      <text:p text:style-name="P6"><text:span text:style-name="Source_20_Text"><text:s text:c="2"/>})</text:span></text:p>
      <text:p text:style-name="P6"><text:span text:style-name="Source_20_Text"><text:s text:c="2"/></text:span></text:p>
      <text:p text:style-name="P4"><text:span text:style-name="Source_20_Text"><text:span text:style-name="T6"><text:s text:c="2"/>const</text:span></text:span><text:span text:style-name="Source_20_Text"><text:span text:style-name="T5"> elementColor</text:span></text:span><text:span text:style-name="Source_20_Text"><text:span text:style-name="T6"> =</text:span></text:span><text:span text:style-name="Source_20_Text"><text:span text:style-name="T1"> el.dataset.activeColor;</text:span></text:span></text:p>
      <text:p text:style-name="P4"><text:span text:style-name="Source_20_Text"><text:span text:style-name="T6"><text:s text:c="2"/>const</text:span></text:span><text:span text:style-name="Source_20_Text"><text:span text:style-name="T5"> target</text:span></text:span><text:span text:style-name="Source_20_Text"><text:span text:style-name="T6"> =</text:span></text:span><text:span text:style-name="Source_20_Text"><text:span text:style-name="T1"> el.dataset.target;</text:span></text:span></text:p>
      <text:p text:style-name="P6"><text:span text:style-name="Source_20_Text"><text:s text:c="2"/></text:span></text:p>
      <text:p text:style-name="P5"><text:span text:style-name="Source_20_Text"><text:s text:c="2"/>// Styliser l'indicateur</text:span></text:p>
      <text:p text:style-name="P4"><text:span text:style-name="Source_20_Text"><text:span text:style-name="T1"><text:s text:c="2"/>indicator.style.width </text:span></text:span><text:span text:style-name="Source_20_Text"><text:span text:style-name="T6">=</text:span></text:span><text:span text:style-name="Source_20_Text"><text:span text:style-name="T4"> `${</text:span></text:span><text:span text:style-name="Source_20_Text"><text:span text:style-name="T1">el</text:span></text:span><text:span text:style-name="Source_20_Text"><text:span text:style-name="T4">.</text:span></text:span><text:span text:style-name="Source_20_Text"><text:span text:style-name="T1">offsetWidth</text:span></text:span><text:span text:style-name="Source_20_Text"><text:span text:style-name="T4">}px`</text:span></text:span><text:span text:style-name="Source_20_Text"><text:span text:style-name="T1">;</text:span></text:span></text:p>
      <text:p text:style-name="P4"><text:span text:style-name="Source_20_Text"><text:span text:style-name="T1"><text:s text:c="2"/>indicator.style.backgroundColor </text:span></text:span><text:span text:style-name="Source_20_Text"><text:span text:style-name="T6">=</text:span></text:span><text:span text:style-name="Source_20_Text"><text:span text:style-name="T1"> elementColor;</text:span></text:span></text:p>
      <text:p text:style-name="P4"><text:span text:style-name="Source_20_Text"><text:span text:style-name="T1"><text:s text:c="2"/>indicator.style.left </text:span></text:span><text:span text:style-name="Source_20_Text"><text:span text:style-name="T6">=</text:span></text:span><text:span text:style-name="Source_20_Text"><text:span text:style-name="T4"> `${</text:span></text:span><text:span text:style-name="Source_20_Text"><text:span text:style-name="T1">el</text:span></text:span><text:span text:style-name="Source_20_Text"><text:span text:style-name="T4">.</text:span></text:span><text:span text:style-name="Source_20_Text"><text:span text:style-name="T1">offsetLeft</text:span></text:span><text:span text:style-name="Source_20_Text"><text:span text:style-name="T4">}px`</text:span></text:span><text:span text:style-name="Source_20_Text"><text:span text:style-name="T1">;</text:span></text:span></text:p>
      <text:p text:style-name="P6"><text:span text:style-name="Source_20_Text"><text:s text:c="2"/></text:span></text:p>
      <text:p text:style-name="P5"><text:span text:style-name="Source_20_Text"><text:s text:c="2"/>// Ajout la classe is-active</text:span></text:p>
      <text:p text:style-name="P4"><text:span text:style-name="Source_20_Text"><text:span text:style-name="T1"><text:s text:c="2"/>el.classList.</text:span></text:span><text:span text:style-name="Source_20_Text"><text:span text:style-name="T3">add</text:span></text:span><text:span text:style-name="Source_20_Text"><text:span text:style-name="T1">(</text:span></text:span><text:span text:style-name="Source_20_Text"><text:span text:style-name="T4">'is-active'</text:span></text:span><text:span text:style-name="Source_20_Text"><text:span text:style-name="T1">);</text:span></text:span></text:p>
      <text:p text:style-name="P4"><text:span text:style-name="Source_20_Text"><text:span text:style-name="T1"><text:s text:c="2"/>el.style.color </text:span></text:span><text:span text:style-name="Source_20_Text"><text:span text:style-name="T6">=</text:span></text:span><text:span text:style-name="Source_20_Text"><text:span text:style-name="T1"> elementColor;</text:span></text:span></text:p>
      <text:p text:style-name="P6"><text:span text:style-name="Source_20_Text">}</text:span></text:p>
      <text:p text:style-name="P4"/>
      <text:p text:style-name="P4"><text:span text:style-name="Source_20_Text"><text:span text:style-name="T1">items.</text:span></text:span><text:span text:style-name="Source_20_Text"><text:span text:style-name="T3">forEach</text:span></text:span><text:span text:style-name="Source_20_Text"><text:span text:style-name="T1">((</text:span></text:span><text:span text:style-name="Source_20_Text"><text:span text:style-name="T7">item</text:span></text:span><text:span text:style-name="Source_20_Text"><text:span text:style-name="T1">, </text:span></text:span><text:span text:style-name="Source_20_Text"><text:span text:style-name="T7">index</text:span></text:span><text:span text:style-name="Source_20_Text"><text:span text:style-name="T1">) </text:span></text:span><text:span text:style-name="Source_20_Text"><text:span text:style-name="T6">=&gt;</text:span></text:span><text:span text:style-name="Source_20_Text"><text:span text:style-name="T1"> {</text:span></text:span></text:p>
      <text:p text:style-name="P4"><text:span text:style-name="Source_20_Text"><text:span text:style-name="T1"><text:s text:c="2"/>item.</text:span></text:span><text:span text:style-name="Source_20_Text"><text:span text:style-name="T3">addEventListener</text:span></text:span><text:span text:style-name="Source_20_Text"><text:span text:style-name="T1">(</text:span></text:span><text:span text:style-name="Source_20_Text"><text:span text:style-name="T4">'click'</text:span></text:span><text:span text:style-name="Source_20_Text"><text:span text:style-name="T1">, </text:span></text:span><text:span text:style-name="Source_20_Text"><text:span text:style-name="T7">e</text:span></text:span><text:span text:style-name="Source_20_Text"><text:span text:style-name="T6"> =&gt;</text:span></text:span><text:span text:style-name="Source_20_Text"><text:span text:style-name="T1"> {</text:span></text:span></text:p>
      <text:p text:style-name="P4"><text:span text:style-name="Source_20_Text"><text:span text:style-name="T3"><text:s text:c="4"/>handleIndicator</text:span></text:span><text:span text:style-name="Source_20_Text"><text:span text:style-name="T1">(e.target)</text:span></text:span></text:p>
      <text:p text:style-name="P6"><text:span text:style-name="Source_20_Text"><text:s text:c="2"/>});</text:span></text:p>
      <text:p text:style-name="P4"><text:span text:style-name="Source_20_Text"><text:span text:style-name="T1"><text:s text:c="2"/>item.classList.</text:span></text:span><text:span text:style-name="Source_20_Text"><text:span text:style-name="T3">contains</text:span></text:span><text:span text:style-name="Source_20_Text"><text:span text:style-name="T1">(</text:span></text:span><text:span text:style-name="Source_20_Text"><text:span text:style-name="T4">'is-active'</text:span></text:span><text:span text:style-name="Source_20_Text"><text:span text:style-name="T1">) </text:span></text:span><text:span text:style-name="Source_20_Text"><text:span text:style-name="T6">&amp;&amp;</text:span></text:span><text:span text:style-name="Source_20_Text"><text:span text:style-name="T3"> handleIndicator</text:span></text:span><text:span text:style-name="Source_20_Text"><text:span text:style-name="T1">(item);</text:span></text:span></text:p>
      <text:p text:style-name="P3"><text:span text:style-name="Source_20_Text"><text:span text:style-name="T1">});</text:span></text:span></text:p>
      <text:p text:style-name="Text_20_body">Voici ce que nous faisons pour chaque élément cliqué :</text:p>
      <text:list xml:id="list5222985869124500269" text:style-name="L1">
        <text:list-item>
          <text:p text:style-name="P2">On retire la classe <text:span text:style-name="Source_20_Text">.is-active</text:span> pour tous les éléments : on réinitialise ici le menu ; </text:p>
        </text:list-item>
        <text:list-item>
          <text:p text:style-name="P2">On récupére la couleur de l'item cliqué avec <text:span text:style-name="Source_20_Text">dataset</text:span> qui nous permet de lire l'attribut <text:span text:style-name="Source_20_Text">data</text:span> ; </text:p>
        </text:list-item>
        <text:list-item>
          <text:p text:style-name="P2">On profite de cette couleur pour définir le style de notre indicateur (<text:span text:style-name="Emphasis">indicator</text:span>) ; </text:p>
        </text:list-item>
        <text:list-item>
          <text:p text:style-name="P1">On ajoute au final la classe <text:span text:style-name="Source_20_Text">.is-active</text:span> sur l'élément de la page actuelle. </text:p>
        </text:list-item>
      </text:list>
      <text:p text:style-name="Text_20_body">Et le tour est joué !</text:p>
      <text:p text:style-name="Text_20_body">Si vous voulez en apprendre plus, n'hésitez pas à suivre nos cours dédiés à <text:a xlink:type="simple" xlink:href="https://believemy.com/course/formation-javascript" office:target-frame-name="_blank" xlink:show="new" text:style-name="Internet_20_link" text:visited-style-name="Visited_20_Internet_20_Link">JavaScript</text:a> ou à <text:a xlink:type="simple" xlink:href="https://believemy.com/course/formation-react" office:target-frame-name="_blank" xlink:show="new" text:style-name="Internet_20_link" text:visited-style-name="Visited_20_Internet_20_Link">React</text:a> (si vous connaissez bien le JavaScript) pour profiter à 100% de votre tout nouveau menu réalisé dans cet article !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elanie Martinon</meta:initial-creator>
    <meta:creation-date>2024-12-01T11:59:21.87</meta:creation-date>
    <meta:document-statistic meta:table-count="0" meta:image-count="0" meta:object-count="0" meta:page-count="4" meta:paragraph-count="158" meta:word-count="873" meta:character-count="6577"/>
    <dc:date>2024-12-01T11:59:41.02</dc:date>
    <dc:creator>Melanie Martinon</dc:creator>
    <meta:editing-duration>PT20S</meta:editing-duration>
    <meta:editing-cycles>1</meta:editing-cycles>
    <meta:generator>OpenOffice/4.1.15$Win32 OpenOffice.org_project/4115m2$Build-9813</meta:generator>
  </office:meta>
</office:document-meta>
</file>